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omStayCandidateDTO.RoomStayCandidate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mStayCandidateDTO.setNumberOfUnits( int numberOfUn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StayCandidateDTO.getNumberOf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StayCandidateDTO.RoomStayCandidateDTO( int numberOfUnits , List &lt; GuestCountDTO &gt; gue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mStayCandidateDTO.getGu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StayCandidateDTO.setGuests( List &lt; GuestCountDTO &gt; gue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